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solid" draw:fill-color="#23ff23" draw:textarea-horizontal-align="justify" draw:textarea-vertical-align="middle" draw:auto-grow-height="false"/>
    </style:style>
    <style:style style:name="gr3" style:family="graphic" style:parent-style-name="standard">
      <style:graphic-properties draw:fill="solid" draw:fill-color="#ff0000" draw:textarea-vertical-align="middle" draw:auto-grow-height="false" fo:min-height="0.749cm" fo:min-width="0.499cm"/>
    </style:style>
    <style:style style:name="gr4" style:family="graphic" style:parent-style-name="standard">
      <style:graphic-properties draw:fill="solid" draw:fill-color="#ffff00" draw:textarea-vertical-align="middle" draw:auto-grow-height="false" fo:min-height="0.749cm" fo:min-width="0.499cm"/>
    </style:style>
    <style:style style:name="gr5" style:family="graphic" style:parent-style-name="standard">
      <style:graphic-properties draw:fill="solid" draw:fill-color="#2300dc" draw:textarea-vertical-align="middle" draw:auto-grow-height="false" fo:min-height="0.749cm" fo:min-width="0.499cm"/>
    </style:style>
    <style:style style:name="gr6" style:family="graphic" style:parent-style-name="standard">
      <style:graphic-properties draw:fill="solid" draw:fill-color="#ffff66" draw:textarea-vertical-align="middle" draw:auto-grow-height="false" fo:min-height="0.749cm" fo:min-width="0.499cm"/>
    </style:style>
    <style:style style:name="gr7" style:family="graphic" style:parent-style-name="standard">
      <style:graphic-properties draw:fill="solid" draw:fill-color="#9966cc" draw:textarea-vertical-align="middle" draw:auto-grow-height="false" fo:min-height="0.749cm" fo:min-width="0.499cm"/>
    </style:style>
    <style:style style:name="gr8" style:family="graphic" style:parent-style-name="standard">
      <style:graphic-properties draw:fill="solid" draw:fill-color="#6b4794"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family="Chiller" style:font-family-generic="decorative" style:font-pitch="variable" fo:font-size="60pt" fo:font-weight="bold" style:font-size-asian="60pt" style:font-weight-asian="bold" style:font-size-complex="60pt" style:font-weight-complex="bold"/>
    </style:style>
    <style:style style:name="T1" style:family="text">
      <style:text-properties fo:font-family="Chiller" style:font-family-generic="decorative" style:font-pitch="variable" fo:font-size="60pt" fo:font-weight="bold" style:font-size-asian="60pt" style:font-weight-asian="bold" style:font-size-complex="60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drawing>
      <draw:page draw:name="page1" draw:style-name="dp1" draw:master-page-name="web-gross">
        <draw:custom-shape draw:style-name="gr1" draw:text-style-name="P2" draw:layer="layout" svg:width="17cm" svg:height="7.5cm" svg:x="0.5cm" svg:y="6.25cm">
          <text:p text:style-name="P1"><text:span text:style-name="T1">Ehre dem Sieger !</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 draw:layer="layout" svg:width="6.25cm" svg:height="6cm" svg:x="6cm" svg:y="0.1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4.125cm" svg:height="3.625cm" svg:x="1.25cm" svg:y="1.12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3" draw:text-style-name="P1" draw:layer="layout" svg:width="4.125cm" svg:height="3.625cm" svg:x="12.799cm" svg:y="1.18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4" draw:text-style-name="P1" draw:layer="layout" svg:width="1.25cm" svg:height="1.25cm" svg:x="16cm" svg:y="4.37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1" draw:layer="layout" svg:width="0.75cm" svg:height="0.75cm" svg:x="12.625cm" svg:y="0.2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 draw:text-style-name="P1" draw:layer="layout" svg:width="1.125cm" svg:height="1cm" svg:x="4.625cm" svg:y="4.87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 draw:text-style-name="P1" draw:layer="layout" svg:width="1.125cm" svg:height="1cm" svg:x="0.375cm" svg:y="0.2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1" draw:layer="layout" svg:width="0.375cm" svg:height="0.375cm" svg:x="17.125cm" svg:y="0.2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1" draw:layer="layout" svg:width="0.625cm" svg:height="0.625cm" svg:x="0.625cm" svg:y="4.75cm">
          <text:p/>
          <draw:enhanced-geometry svg:viewBox="0 0 21600 21600" draw:text-areas="6722 8256 14878 15460" draw:type="star5" draw:enhanced-path="M 10797 0 L 8278 8256 0 8256 6722 13405 4198 21600 10797 16580 17401 21600 14878 13405 21600 8256 13321 8256 10797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10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8cm" fo:page-height="1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gross"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meta:creation-date>2011-08-18T01:40:07.42</meta:creation-date>
    <dc:language>de-DE</dc:language>
    <meta:editing-cycles>2</meta:editing-cycles>
    <meta:editing-duration>PT00H05M11S</meta:editing-duration>
    <dc:title>web-gross</dc:title>
    <meta:initial-creator>Martin Korneffel</meta:initial-creator>
    <dc:date>2011-08-18T01:45:17.67</dc:date>
    <dc:creator>Martin Korneffel</dc:creator>
    <meta:document-statistic meta:object-count="10"/>
    <meta:user-defined meta:name="Info 1"/>
    <meta:user-defined meta:name="Info 2"/>
    <meta:user-defined meta:name="Info 3"/>
    <meta:user-defined meta:name="Info 4"/>
    <meta:template xlink:type="simple" xlink:actuate="onRequest" xlink:title="web-gross" xlink:href="../web-gross.otg" meta:date="2011-08-18T01:40:07.03"/>
  </office:meta>
</office:document-meta>
</file>